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prompt_active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triggerword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te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t</text:p>
          </table:table-cell>
          <table:table-cell/>
          <table:table-cell table:formula="of:=IF([.$B2]&lt;&gt;&quot;&quot;;[.$C2]; &quot;&quot;)" office:value-type="string" office:string-value="cat" calcext:value-type="string">
            <text:p>ca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g</text:p>
          </table:table-cell>
          <table:table-cell/>
          <table:table-cell table:formula="of:=IF([.$B3]&lt;&gt;&quot;&quot;;[.$C3]; &quot;&quot;)" office:value-type="string" office:string-value="dog" calcext:value-type="string">
            <text:p>dog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t</text:p>
          </table:table-cell>
          <table:table-cell/>
          <table:table-cell table:formula="of:=IF([.$B4]&lt;&gt;&quot;&quot;;[.$C4]; &quot;&quot;)" office:value-type="string" office:string-value="rat" calcext:value-type="string">
            <text:p>ra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t</text:p>
          </table:table-cell>
          <table:table-cell/>
          <table:table-cell table:formula="of:=IF([.$B5]&lt;&gt;&quot;&quot;;[.$C5]; &quot;&quot;)">
            <text:p/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4:56:36.105759115</meta:creation-date>
    <dc:date>2025-12-18T15:03:02.665839111</dc:date>
    <meta:editing-duration>PT6M26S</meta:editing-duration>
    <meta:editing-cycles>1</meta:editing-cycles>
    <meta:document-statistic meta:table-count="1" meta:cell-count="24" meta:object-count="0"/>
    <meta:generator>LibreOffice/7.4.7.2$Linux_X86_64 LibreOffice_project/40$Build-2</meta:generator>
  </office:meta>
</office:document-meta>
</file>